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officeooo:rsid="000e1fe6" officeooo:paragraph-rsid="000e1fe6"/>
    </style:style>
    <style:style style:name="P2" style:family="paragraph" style:parent-style-name="Text_20_body">
      <style:paragraph-properties fo:line-height="100%"/>
      <style:text-properties style:font-name="Arial" officeooo:rsid="000a1492" officeooo:paragraph-rsid="000a1492"/>
    </style:style>
    <style:style style:name="P3" style:family="paragraph" style:parent-style-name="Subtitle">
      <style:paragraph-properties fo:text-align="center" style:justify-single-word="false"/>
      <style:text-properties style:font-name="Arial" style:text-underline-style="solid" style:text-underline-width="auto" style:text-underline-color="font-color" officeooo:rsid="000e1fe6" officeooo:paragraph-rsid="000e1fe6"/>
    </style:style>
    <style:style style:name="P4" style:family="paragraph" style:parent-style-name="Text_20_body">
      <style:paragraph-properties fo:text-align="justify" style:justify-single-word="false"/>
      <style:text-properties style:font-name="Arial" officeooo:rsid="000e1fe6" officeooo:paragraph-rsid="000e1fe6"/>
    </style:style>
    <style:style style:name="P5" style:family="paragraph" style:parent-style-name="Text_20_body">
      <style:paragraph-properties fo:margin-left="0cm" fo:margin-right="0cm" fo:text-align="justify" style:justify-single-word="false" fo:text-indent="0cm" style:auto-text-indent="false"/>
      <style:text-properties style:font-name="Arial" officeooo:rsid="000e1fe6" officeooo:paragraph-rsid="000e1fe6"/>
    </style:style>
    <style:style style:name="P6" style:family="paragraph" style:parent-style-name="Text_20_body">
      <style:paragraph-properties fo:line-height="100%" fo:text-align="justify" style:justify-single-word="false"/>
      <style:text-properties style:font-name="Arial" officeooo:rsid="000e1fe6" officeooo:paragraph-rsid="000e1fe6"/>
    </style:style>
    <style:style style:name="P7" style:family="paragraph" style:parent-style-name="Text_20_body">
      <style:paragraph-properties fo:line-height="100%"/>
      <style:text-properties style:font-name="Arial" officeooo:rsid="000e1fe6" officeooo:paragraph-rsid="000e1fe6"/>
    </style:style>
    <style:style style:name="P8" style:family="paragraph" style:parent-style-name="Text_20_body">
      <style:paragraph-properties fo:text-align="justify" style:justify-single-word="false"/>
      <style:text-properties style:font-name="Arial" fo:font-weight="bold" officeooo:rsid="000e1fe6" officeooo:paragraph-rsid="000e1fe6" style:font-weight-asian="bold" style:font-weight-complex="bold"/>
    </style:style>
    <style:style style:name="P9" style:family="paragraph" style:parent-style-name="Text_20_body">
      <style:paragraph-properties fo:line-height="100%"/>
      <style:text-properties style:font-name="Arial" fo:font-weight="bold" officeooo:rsid="000e1fe6" officeooo:paragraph-rsid="000e1fe6" style:font-weight-asian="bold" style:font-weight-complex="bold"/>
    </style:style>
    <style:style style:name="P10" style:family="paragraph" style:parent-style-name="Text_20_body">
      <style:paragraph-properties fo:line-height="100%"/>
      <style:text-properties style:font-name="Arial" fo:font-weight="bold" officeooo:rsid="000a1492" officeooo:paragraph-rsid="000a1492" style:font-weight-asian="bold" style:font-weight-complex="bold"/>
    </style:style>
    <style:style style:name="P11" style:family="paragraph" style:parent-style-name="Text_20_body">
      <style:paragraph-properties fo:line-height="115%"/>
      <style:text-properties style:font-name="Arial" fo:font-weight="bold" officeooo:rsid="000a1492" officeooo:paragraph-rsid="000a1492" style:font-weight-asian="bold" style:font-weight-complex="bold"/>
    </style:style>
    <style:style style:name="P12" style:family="paragraph" style:parent-style-name="Text_20_body">
      <style:paragraph-properties fo:line-height="100%"/>
      <style:text-properties style:font-name="Arial" fo:font-weight="bold" officeooo:rsid="000f5b88" officeooo:paragraph-rsid="000f5b88" style:font-weight-asian="bold" style:font-weight-complex="bold"/>
    </style:style>
    <style:style style:name="P13" style:family="paragraph" style:parent-style-name="Text_20_body">
      <style:paragraph-properties fo:text-align="justify" style:justify-single-word="false"/>
      <style:text-properties style:font-name="Arial" fo:font-weight="normal" officeooo:rsid="000e1fe6" officeooo:paragraph-rsid="000e1fe6" style:font-weight-asian="normal" style:font-weight-complex="normal"/>
    </style:style>
    <style:style style:name="P14" style:family="paragraph" style:parent-style-name="Text_20_body">
      <style:paragraph-properties fo:line-height="100%"/>
      <style:text-properties style:font-name="Arial" fo:font-weight="normal" officeooo:rsid="000e1fe6" officeooo:paragraph-rsid="000e1fe6" style:font-weight-asian="normal" style:font-weight-complex="normal"/>
    </style:style>
    <style:style style:name="P15" style:family="paragraph" style:parent-style-name="Text_20_body">
      <style:paragraph-properties fo:line-height="100%"/>
      <style:text-properties style:font-name="Arial" fo:font-weight="normal" officeooo:rsid="000f5b88" officeooo:paragraph-rsid="000f5b88" style:font-weight-asian="normal" style:font-weight-complex="normal"/>
    </style:style>
    <style:style style:name="P16" style:family="paragraph" style:parent-style-name="Subtitle">
      <style:text-properties style:font-name="Arial"/>
    </style:style>
    <style:style style:name="P17" style:family="paragraph" style:parent-style-name="Subtitle">
      <style:paragraph-properties fo:break-before="page"/>
      <style:text-properties style:font-name="Arial"/>
    </style:style>
    <style:style style:name="P18" style:family="paragraph" style:parent-style-name="Subtitle">
      <style:paragraph-properties fo:text-align="center" style:justify-single-word="false"/>
      <style:text-properties style:font-name="Arial" fo:font-size="12pt" officeooo:rsid="00113fff" officeooo:paragraph-rsid="00113fff" style:font-size-asian="10.5pt" style:font-size-complex="12pt"/>
    </style:style>
    <style:style style:name="P19" style:family="paragraph" style:parent-style-name="Text_20_body">
      <style:paragraph-properties fo:text-align="justify" style:justify-single-word="false"/>
      <style:text-properties style:font-name="Arial" fo:font-size="12pt" officeooo:rsid="00113fff" officeooo:paragraph-rsid="00113fff" style:font-size-asian="10.5pt" style:font-size-complex="12pt"/>
    </style:style>
    <style:style style:name="P20" style:family="paragraph" style:parent-style-name="Subtitle">
      <style:text-properties style:font-name="Arial" officeooo:paragraph-rsid="00113fff"/>
    </style:style>
    <style:style style:name="P21" style:family="paragraph" style:parent-style-name="Text_20_body">
      <style:text-properties style:font-name="Arial" officeooo:paragraph-rsid="00113fff"/>
    </style:style>
    <style:style style:name="P22" style:family="paragraph" style:parent-style-name="Text_20_body">
      <style:text-properties style:font-name="Arial"/>
    </style:style>
    <style:style style:name="P23" style:family="paragraph" style:parent-style-name="Text_20_body">
      <style:paragraph-properties fo:text-align="justify" style:justify-single-word="false"/>
      <style:text-properties officeooo:paragraph-rsid="00113fff"/>
    </style:style>
    <style:style style:name="P24" style:family="paragraph" style:parent-style-name="Text_20_body" style:list-style-name="L1">
      <style:paragraph-properties fo:text-align="justify" style:justify-single-word="false"/>
      <style:text-properties officeooo:paragraph-rsid="00113fff"/>
    </style:style>
    <style:style style:name="P25" style:family="paragraph" style:parent-style-name="Text_20_body" style:list-style-name="L1">
      <style:paragraph-properties fo:text-align="justify" style:justify-single-word="false"/>
      <style:text-properties style:font-name="Arial" fo:font-size="12pt" fo:font-weight="normal" officeooo:rsid="00113fff" officeooo:paragraph-rsid="00113fff" style:font-size-asian="10.5pt" style:font-weight-asian="normal" style:font-size-complex="12pt" style:font-weight-complex="normal"/>
    </style:style>
    <style:style style:name="P26" style:family="paragraph" style:parent-style-name="Text_20_body">
      <style:paragraph-properties fo:text-align="justify" style:justify-single-word="false"/>
      <style:text-properties style:font-name="Arial" fo:font-size="12pt" fo:font-weight="normal" officeooo:rsid="00113fff" officeooo:paragraph-rsid="00113fff" style:font-size-asian="10.5pt" style:font-weight-asian="normal" style:font-size-complex="12pt" style:font-weight-complex="normal"/>
    </style:style>
    <style:style style:name="P27" style:family="paragraph" style:parent-style-name="Text_20_body" style:list-style-name="L1">
      <style:paragraph-properties fo:text-align="center" style:justify-single-word="false"/>
      <style:text-properties style:font-name="Arial" fo:font-size="12pt" fo:font-weight="normal" officeooo:rsid="00113fff" officeooo:paragraph-rsid="00113fff" style:font-size-asian="10.5pt" style:font-weight-asian="normal" style:font-size-complex="12pt" style:font-weight-complex="normal"/>
    </style:style>
    <style:style style:name="P28" style:family="paragraph" style:parent-style-name="Text_20_body">
      <style:paragraph-properties fo:text-align="justify" style:justify-single-word="false"/>
      <style:text-properties style:font-name="Arial" fo:font-size="12pt" fo:font-weight="normal" officeooo:paragraph-rsid="00113fff" style:font-size-asian="10.5pt" style:font-weight-asian="normal" style:font-size-complex="12pt" style:font-weight-complex="normal"/>
    </style:style>
    <style:style style:name="P29" style:family="paragraph" style:parent-style-name="Text_20_body" style:list-style-name="L1">
      <style:paragraph-properties fo:text-align="justify" style:justify-single-word="false"/>
      <style:text-properties officeooo:rsid="00113fff" officeooo:paragraph-rsid="00113fff"/>
    </style:style>
    <style:style style:name="T1" style:family="text">
      <style:text-properties officeooo:rsid="000e1fe6"/>
    </style:style>
    <style:style style:name="T2" style:family="text">
      <style:text-properties fo:font-weight="bold" style:font-weight-asian="bold" style:font-weight-complex="bold"/>
    </style:style>
    <style:style style:name="T3" style:family="text">
      <style:text-properties fo:font-weight="bold" officeooo:rsid="000e1fe6"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f5b88" style:font-weight-asian="normal" style:font-weight-complex="normal"/>
    </style:style>
    <style:style style:name="T6" style:family="text">
      <style:text-properties style:font-name="Arial" fo:font-size="12pt" fo:font-weight="normal" style:font-size-asian="10.5pt" style:font-weight-asian="normal" style:font-size-complex="12pt" style:font-weight-complex="normal"/>
    </style:style>
    <style:style style:name="T7" style:family="text">
      <style:text-properties style:font-name="Arial" fo:font-size="12pt" fo:font-weight="normal" officeooo:rsid="00113fff" style:font-size-asian="10.5pt" style:font-weight-asian="normal" style:font-size-complex="12pt" style:font-weight-complex="normal"/>
    </style:style>
    <style:style style:name="T8" style:family="text">
      <style:text-properties style:font-name="Arial" fo:font-size="12pt" fo:font-weight="bold" officeooo:rsid="00113fff" style:font-size-asian="10.5pt" style:font-weight-asian="bold" style:font-size-complex="12pt" style:font-weight-complex="bold"/>
    </style:style>
    <style:style style:name="T9" style:family="text">
      <style:text-properties style:font-name="Arial" fo:font-weight="normal" style:font-weight-asian="normal" style:font-weight-complex="normal"/>
    </style:style>
    <style:style style:name="T10" style:family="text">
      <style:text-properties style:font-name="Arial" fo:font-weight="normal" officeooo:rsid="00113fff" style:font-weight-asian="normal"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Marcador 1"/>Olimpiada de Programación-2025</text:p>
      <text:p text:style-name="P4"/>
      <text:p text:style-name="P6"><text:span text:style-name="T2">Nombre Del Colegio: </text:span>Escuela Educación Secundaria Tecnica N°3 Nikola Tesla</text:p>
      <text:p text:style-name="P5"><text:span text:style-name="T2">Localidad: </text:span>Necochea</text:p>
      <text:p text:style-name="P8">Provincia: <text:span text:style-name="T4">Buenos Aires</text:span></text:p>
      <text:p text:style-name="P8">Profesor Responsable: <text:span text:style-name="T4"><text:s/>Gigena, Matías y Mambriani, Cristian</text:span></text:p>
      <text:p text:style-name="P8">Titulo De Grado o Profesorado:</text:p>
      <text:p text:style-name="P8">Cargo Docente:</text:p>
      <text:p text:style-name="P8">Correo Electrónico:</text:p>
      <text:p text:style-name="P8">Teléfono Celular:</text:p>
      <text:p text:style-name="P8">Estudiantes que integran el proyecto:</text:p>
      <text:p text:style-name="P13">Blanco, Ciro:</text:p>
      <text:p text:style-name="P13"><text:span text:style-name="T2">Especialidad que cursa:</text:span> Tecpro: Tecnicatura en Programacion</text:p>
      <text:p text:style-name="P13"><text:span text:style-name="T2">Ciclo del Curso</text:span>: Ciclo 2da</text:p>
      <text:p text:style-name="P13"><text:span text:style-name="T2">Año de Cursada</text:span>: 7°(año)</text:p>
      <text:p text:style-name="P13">D’Elia, Ximena:</text:p>
      <text:p text:style-name="P13"><text:span text:style-name="T2">Especialidad que cursa:</text:span> Tecpro: Tecnicatura en Programacion</text:p>
      <text:p text:style-name="P13"><text:span text:style-name="T2">Ciclo del Curso</text:span>: Ciclo 2da</text:p>
      <text:p text:style-name="P13"><text:span text:style-name="T2">Año de Cursada:</text:span> 7°(año)</text:p>
      <text:p text:style-name="P13">Gouzou, Juan Manuel:</text:p>
      <text:p text:style-name="P13"><text:span text:style-name="T2">Especialidad que cursa:</text:span> Tecpro: Tecnicatura en Programacion</text:p>
      <text:p text:style-name="P13"><text:span text:style-name="T2">Ciclo del Curso:</text:span> Ciclo 2da</text:p>
      <text:p text:style-name="P13"><text:span text:style-name="T2">Año de Cursada: </text:span>7°(año)</text:p>
      <text:p text:style-name="P13">Gutierrez,Mora</text:p>
      <text:p text:style-name="P13">Especialidad que cursa: Tecpro: Tecnicatura en Programacion</text:p>
      <text:p text:style-name="P13">Ciclo del Curso: Ciclo 2da</text:p>
      <text:p text:style-name="P13">Año de Cursada: 7°(año)</text:p>
      <text:p text:style-name="P13"/>
      <text:p text:style-name="P17"/>
      <text:p text:style-name="P16"/>
      <text:p text:style-name="P18"><text:span text:style-name="T2">Primera Etapa:</text:span> </text:p>
      <text:p text:style-name="P18">Relevamiento de Necesidades- Entrevista con el director de la agencia.</text:p>
      <text:p text:style-name="P19"/>
      <text:p text:style-name="P23"><text:span text:style-name="T8"><text:s/>Primera Entrevista: </text:span><text:span text:style-name="T7">Se busco repuestas de carácter general para detectar la problemática que el </text:span><text:span text:style-name="T9">jefe de ventas, de ahora en más referido como el cliente </text:span><text:span text:style-name="T10">presenta. </text:span><text:span text:style-name="T7">Esta instancia formó parte de la etapa de análisis y relevamiento, donde se buscó comprender a fondo las necesidades, expectativas y requerimientos funcionales que la aplicación web debía satisfacer. Estas fueron las preguntas que se llevaron a cabo en la entrevista</text:span></text:p>
      <text:list xml:id="list174843511" text:style-name="L1">
        <text:list-item>
          <text:p text:style-name="P25">¿Cual es la problemática que presenta?</text:p>
          <text:p text:style-name="P25">La problemática que se quiere solucionar es, una aplicación web para una compañía de viajes nacionales e internacionales. Somos compañía líder en comercialización de paquetes turísticos nacionales e internacionales, para pasajeros individuales,familias, grupo de pasajeros, etc. Ademas, vendemos estadías,pasajes aéreos, alquiler de vehículos y paquetes con todos los servicios anteriormente nombrados.</text:p>
        </text:list-item>
        <text:list-item>
          <text:p text:style-name="P25">¿Los paquetes pueden incluir más de un tipo de servicio (por ejemplo, vuelo + hotel)? </text:p>
          <text:p text:style-name="P25">Sí, hay paquetes combinados como vuelo más hotel, o paquetes todo incluido que también incluyen traslados y excursiones. </text:p>
        </text:list-item>
        <text:list-item>
          <text:p text:style-name="P25">¿Los productos están predefinidos o los paquetes se arman a medida?</text:p>
          <text:p text:style-name="P25"><text:s/>Tenemos productos ya armados, pero también trabajamos con algunos paquetes personalizados según lo que solicita cada cliente. </text:p>
        </text:list-item>
        <text:list-item>
          <text:p text:style-name="P25">¿Existen diferentes tipos de usuarios en la aplicación? </text:p>
          <text:p text:style-name="P29"><text:span text:style-name="T6">Sí, se diferencia entre los clientes que acceden a los servicios turísticos y el personal interno autorizado a administrar el sistema. </text:span><text:span text:style-name="T6"/></text:p>
        </text:list-item>
        <text:list-item>
          <text:p text:style-name="P25">¿ Que se espera de aquellos usuarios que quieran emplear el sitio?</text:p>
          <text:p text:style-name="P25">Se espera que se registren con todos los datos que solicitemos, luego inicien sesión en el sitio, y ya podrán ver su perfil creado y listo para usar.</text:p>
        </text:list-item>
        <text:list-item>
          <text:p text:style-name="P25">¿ Que podrán hacer los usuarios dentro del sitio una vez que se registren?</text:p>
          <text:p text:style-name="P29"><text:span text:style-name="T6">Ellos podrán: consultar la lista de productos que se les ofrece, seleccionar los productos que deseen y agregarlos a un carrito de compras, una vez que realicen </text:span><text:soft-page-break/><text:span text:style-name="T6">su pedido/compra, deben poder acceder a los pedidos pendientes, modificarlos y/o eliminarlos.</text:span></text:p>
        </text:list-item>
        <text:list-item>
          <text:p text:style-name="P25">¿Que se esperara del personal autorizado para administrar el sitio?</text:p>
          <text:p text:style-name="P25">A los jefes de ventas y personal de ventas se les dará la libertad de poder, consultar la lista de productos, ver el estado de los pedidos que quedaron pendientes, realizar la entrega de los pedidos, ver el estado de las cuentas(facturas a cobrar ordenadas por fecha y otro estado de cuenta ordenado por el cliente) y anular los pedidos.</text:p>
        </text:list-item>
        <text:list-item>
          <text:p text:style-name="P25">¿ Que funciones se esperan del servidor desarrollo y los servidores de producción?</text:p>
          <text:p text:style-name="P25">Esperamos que el servidor cumpla con la tarea de validar el ingreso del cliente al registrarse en el sitio(sus datos, cuenta, etc), queremos una tabla con las compras de los usuarios, cada pedido debe tener un numero de pedido, el cual debe estar incluido en los artículos que se soliciten, relacionar los pedidos con sus respectivos clientes, eliminar los pedidos que ya se hayan entregado y pasarlos a una tabla,por ejemplo “histórica” con todo el historial de los pedidos que ya se hayan otorgado, calcular el total final de los pedidos y cobrarlos mediante terceros y por ultimo, <text:s/>nos gustaría registrar toda la información de las ventas en una tabla.</text:p>
        </text:list-item>
        <text:list-item>
          <text:p text:style-name="P25">¿Qué nivel de importancia le asignan al diseño visual del sistema? </text:p>
          <text:p text:style-name="P25">El diseño debe ser simple y funcional. No buscamos algo visualmente complejo, sino que funcione correctamente y sea claro para el usuario. Damos prioridad a la funcionalidad del sitio.</text:p>
        </text:list-item>
        <text:list-item>
          <text:p text:style-name="P25">Bien!, Para finalizar con esta primera entrevista, nos mencionaste que los cobros se harán por medio de terceros¿ Como harán para comunicarle al usuario el detalle de su pedido y los servicios que adquirió?</text:p>
          <text:p text:style-name="P24"><text:span text:style-name="T7">Habíamos pensado en manejarnos por medio de correos electrónicos. El mismo d</text:span><text:span text:style-name="T6">ebe incluir el nombre del cliente, los productos adquiridos, el total de la compra y el número de pedido. </text:span><text:span text:style-name="T7">Una vez que finalice la compra, podrá ser acreedor de este en su correo electrónico</text:span></text:p>
          <text:p text:style-name="P27">Resumen de la primer entrevista con el Jefe de Ventas</text:p>
        </text:list-item>
      </text:list>
      <text:p text:style-name="P26">Durante la entrevista con el jefe de ventas de la empresa de turismo, nos explicó con claridad qué es lo que buscan para su nueva plataforma online. Esta empresa ofrece paquetes turísticos tanto a nivel nacional como internacional, y recientemente decidió expandir sus canales de venta con una aplicación web que permita a los clientes realizar compras directamente. </text:p>
      <text:p text:style-name="P23"><text:span text:style-name="T7"><text:s/></text:span><text:span text:style-name="T6">El cliente remarcó que lo más importante es que el sitio sea claro, rápido y fácil de usar. Nos detalló que los usuarios deben poder registrarse con su </text:span><text:span text:style-name="T7">usuario</text:span><text:span text:style-name="T6"> y contraseña, y que </text:span><text:soft-page-break/><text:span text:style-name="T6">el sitio tiene que permitir seleccionar entre diferentes tipos de productos turísticos: pasajes aéreos, estadías, alquiler de autos y paquetes todo incluido. </text:span></text:p>
      <text:p text:style-name="P23"><text:span text:style-name="T6">Además, quiere que los clientes puedan armar un carrito de compras con esos productos, revisar lo que eligieron, modificarlo si hace falta y confirmar la compra. Una vez que se realiza la compra, se tiene que enviar un correo al cliente con los detalles y también a los sectores correspondientes dentro de la empresa para que puedan gestionar las reservas, </text:span><text:span text:style-name="T7">aprobar la compra y registrarla en los respectivos servidores</text:span><text:span text:style-name="T6">. </text:span></text:p>
      <text:p text:style-name="P28">Por el lado de la empresa, se necesita una interfaz donde el jefe de ventas o el personal autorizado pueda cargar nuevos productos con su descripción, precio y código, consultar pedidos pendientes, ver el estado de cuenta de los clientes y anular pedidos si fuera necesario. </text:p>
      <text:p text:style-name="P23"><text:span text:style-name="T7">Por el lado visual, si bien el cliente valora una buena interfaz visual y estetica</text:span><text:span text:style-name="T6">, lo que más les interesa es que el sistema funcione de manera fluida y sin errores. También pidió que la base de datos sea sólida para poder registrar todas las transacciones y pedidos. </text:span></text:p>
      <text:list xml:id="list192727612881642" text:continue-numbering="true" text:style-name="L1">
        <text:list-header>
          <text:p text:style-name="P24"/>
        </text:list-header>
      </text:list>
      <text:p text:style-name="P16"/>
      <text:p text:style-name="P22"/>
      <text:p text:style-name="P22"/>
      <text:p text:style-name="P22"/>
      <text:p text:style-name="P22"/>
      <text:p text:style-name="P22"/>
      <text:p text:style-name="P22"/>
      <text:p text:style-name="P22"/>
      <text:p text:style-name="P22"/>
      <text:p text:style-name="P22"/>
      <text:p text:style-name="P22"/>
      <text:p text:style-name="P20"/>
      <text:p text:style-name="P21"/>
      <text:p text:style-name="P21"/>
      <text:p text:style-name="P21"/>
      <text:p text:style-name="P20"><text:soft-page-break/></text:p>
      <text:p text:style-name="P20"><text:s text:c="2"/>Casos de Uso</text:p>
      <text:p text:style-name="P10">1.Registrar Usuario.</text:p>
      <text:p text:style-name="P2"><text:span text:style-name="T2">Actor:</text:span> Usuario.</text:p>
      <text:p text:style-name="P2"><text:span text:style-name="T2">Descripción:</text:span> El sistema debe responder de la siguiente manera cuando el usuario solicite registrarse.</text:p>
      <text:p text:style-name="P2"><text:span text:style-name="T2">Precondición</text:span>: No hay sesión iniciada.</text:p>
      <text:p text:style-name="P10">Flujo Normal:</text:p>
      <text:p text:style-name="P2">1- El <text:span text:style-name="T1">U</text:span>suario solicita iniciar el proceso de registro.</text:p>
      <text:p text:style-name="P2">2- El <text:span text:style-name="T1">S</text:span>istema solicita los datos del usuario.</text:p>
      <text:p text:style-name="P2">3- El <text:span text:style-name="T1">U</text:span>suario ingresa sus datos al sistema.</text:p>
      <text:p text:style-name="P2">4- El <text:span text:style-name="T1">S</text:span>istema verifica los datos, valida que no haya espacios en blanco, que la contraseña cumpla con los parámetros <text:s/>requeridos y vuelve a reposo.</text:p>
      <text:p text:style-name="P2"><text:span text:style-name="T2">Postcondición:</text:span> Usuario registrado en la base de datos.</text:p>
      <text:p text:style-name="P10">Flujo Alternativo:</text:p>
      <text:p text:style-name="P2">Desde Paso 4:</text:p>
      <text:p text:style-name="P2">4- El <text:span text:style-name="T1">S</text:span>istema detecta que el usuario ingreso mal sus datos y notifica al usuario.</text:p>
      <text:p text:style-name="P2">5- El <text:span text:style-name="T1">U</text:span>suario modifica sus datos y los vuelve a ingresar.</text:p>
      <text:p text:style-name="P2">6- El <text:span text:style-name="T1">S</text:span>istema valida y guarda nuevamente los datos.</text:p>
      <text:p text:style-name="P2">Flujo Alternativo 2:</text:p>
      <text:p text:style-name="P2">Desde Paso 4:</text:p>
      <text:p text:style-name="P2">4- El <text:span text:style-name="T1">S</text:span>istema detecta que los datos ingresados ya existen y notifica al usuario.</text:p>
      <text:p text:style-name="P2">5- El <text:span text:style-name="T1">U</text:span>suario corrige sus datos y los vuelve a ingresar.</text:p>
      <text:p text:style-name="P2">6- El <text:span text:style-name="T1">S</text:span>istema valida y guarda los datos y vuelve a reposo.</text:p>
      <text:p text:style-name="P2"/>
      <text:p text:style-name="P10">2. Iniciar Sesión como Usuario</text:p>
      <text:p text:style-name="P2"><text:span text:style-name="T2">Actor:</text:span> Usuario.</text:p>
      <text:p text:style-name="P2"><text:span text:style-name="T2">Descripción: </text:span>El sistema debe responder de la siguiente manera cuando el usuario solicite iniciar sesión.</text:p>
      <text:p text:style-name="P2"><text:span text:style-name="T2">Precondición:</text:span> Usuario registrado en la base de datos.</text:p>
      <text:p text:style-name="P10">Flujo Normal:</text:p>
      <text:p text:style-name="P2">1- El <text:span text:style-name="T1">U</text:span>suario solicita iniciar el proceso de iniciar sesión.</text:p>
      <text:p text:style-name="P2"><text:soft-page-break/>2- El <text:span text:style-name="T1">S</text:span>istema solicita el nombre de usuario y contraseña.</text:p>
      <text:p text:style-name="P2">3- El <text:span text:style-name="T1">U</text:span>suario ingresa sus datos al sistema.</text:p>
      <text:p text:style-name="P2">4- El <text:span text:style-name="T1">S</text:span>istema verifica los datos, valida que no haya espacios en blanco, que la contraseña ingresada sea correcta y vuelve a reposo.</text:p>
      <text:p text:style-name="P2">5- El <text:span text:style-name="T1">U</text:span>suario ingresa a su perfil.</text:p>
      <text:p text:style-name="P2"><text:span text:style-name="T2">Postcondició</text:span><text:span text:style-name="T3">n</text:span><text:span text:style-name="T2">:</text:span> Sesión iniciada.</text:p>
      <text:p text:style-name="P11">Flujo Alternativo:</text:p>
      <text:p text:style-name="P2">Desde el paso 4:</text:p>
      <text:p text:style-name="P2">4- El sistema detecta que los datos ingresados son incorrectos.</text:p>
      <text:p text:style-name="P2">5- El usuario modifica sus datos.</text:p>
      <text:p text:style-name="P2">6- El sistema valida, guarda, abre el perfil y vuelve a reposo.</text:p>
      <text:p text:style-name="P2"/>
      <text:p text:style-name="P10">3. Iniciar sesión como Administrador.</text:p>
      <text:p text:style-name="P2"><text:span text:style-name="T2">Actor</text:span>: Administrador.</text:p>
      <text:p text:style-name="P2"><text:span text:style-name="T2">Descripción</text:span>: El sistema debe responder de la siguiente manera cuando el administrador solicite iniciar sesión.</text:p>
      <text:p text:style-name="P2"><text:span text:style-name="T2">Precondicion:</text:span> Administrador registrado en la base de datos.</text:p>
      <text:p text:style-name="P10">Flujo Normal:</text:p>
      <text:p text:style-name="P2">1- El administrador solicita iniciar el proceso de iniciar sesión.</text:p>
      <text:p text:style-name="P2">2- El sistema solicita el nombre de usuario y contraseña.</text:p>
      <text:p text:style-name="P2">3- El administrador ingresa sus datos al sistema.</text:p>
      <text:p text:style-name="P2">4- El sistema verifica los datos, valida que no haya espacios en blanco, que la contraseña ingresada sea correcta y vuelve a reposo.</text:p>
      <text:p text:style-name="P2">5- El administrador ingresa a su perfil.</text:p>
      <text:p text:style-name="P2"><text:span text:style-name="T2">Postcondición:</text:span> Sesión iniciada como administrador.</text:p>
      <text:p text:style-name="P2"><text:span text:style-name="T2">Flujo Alternativo:</text:span> </text:p>
      <text:p text:style-name="P2">Desde el Paso 4:</text:p>
      <text:p text:style-name="P2">4- El sistema detecta que los datos ingresados son incorrectos.</text:p>
      <text:p text:style-name="P2">5- El administrador modifica sus datos.</text:p>
      <text:p text:style-name="P2">6- El sistema valida, guarda los datos y abre el perfil.</text:p>
      <text:p text:style-name="P2"/>
      <text:p text:style-name="P10">4. Cerrar Sesión</text:p>
      <text:p text:style-name="P2"><text:span text:style-name="T2">Actor:</text:span> Actor</text:p>
      <text:p text:style-name="P2"><text:soft-page-break/><text:span text:style-name="T2">Descripción:</text:span> El sistema debe responder de la siguiente manera cuando el actor solicite cerrar sesión.</text:p>
      <text:p text:style-name="P2"><text:span text:style-name="T2">Precondición:</text:span> Sesión iniciada.</text:p>
      <text:p text:style-name="P10">Flujo Normal:</text:p>
      <text:p text:style-name="P2">1- El usuario solicita iniciar el proceso de cerrar sesión.</text:p>
      <text:p text:style-name="P2">2- El sistema cierra la sesión del actor y lo redirige al inicio.</text:p>
      <text:p text:style-name="P2">Postcondición: Sesión cerrada.</text:p>
      <text:p text:style-name="P2"/>
      <text:p text:style-name="P10">5- Eliminar Usuario</text:p>
      <text:p text:style-name="P2"><text:span text:style-name="T2">Actor</text:span>: Usuario.</text:p>
      <text:p text:style-name="P2"><text:span text:style-name="T2">Descripción</text:span>: El sistema debe responder de la siguiente manera cuando el usuario solicite eliminar su cuenta.</text:p>
      <text:p text:style-name="P2">Precondición: Sesión iniciada, usuario viendo su perfil.</text:p>
      <text:p text:style-name="P2"><text:span text:style-name="T2">Flujo Norma</text:span>l:</text:p>
      <text:p text:style-name="P2">1- El <text:span text:style-name="T1">U</text:span>suario solicita iniciar el proceso de eliminar su cuenta.</text:p>
      <text:p text:style-name="P2">2- El <text:span text:style-name="T1">S</text:span>istema pregunta al usuario si esta seguro de eliminar su cuenta.</text:p>
      <text:p text:style-name="P2">3- El <text:span text:style-name="T1">U</text:span>suario responde si.</text:p>
      <text:p text:style-name="P2">4- El <text:span text:style-name="T1">S</text:span>istema pone la cuenta como inactiva.</text:p>
      <text:p text:style-name="P2"><text:span text:style-name="T2">Postcondición: </text:span>Cuenta inactiva.</text:p>
      <text:p text:style-name="P10">Flujo Normal 2:</text:p>
      <text:p text:style-name="P2">Desde Paso 3:</text:p>
      <text:p text:style-name="P2">3- El <text:span text:style-name="T1">U</text:span>suario re<text:span text:style-name="T1">chaza eliminar su perfil.</text:span></text:p>
      <text:p text:style-name="P2">4- El <text:span text:style-name="T1">S</text:span>istema vuelve a reposo.</text:p>
      <text:p text:style-name="P7"/>
      <text:p text:style-name="P9">6-Agregar Producto Al Carrito</text:p>
      <text:p text:style-name="P9">Actor: <text:span text:style-name="T4">Usuario.</text:span></text:p>
      <text:p text:style-name="P9">Precondicion: <text:span text:style-name="T4">Sesión iniciada como usuario, el </text:span><text:span text:style-name="T5">S</text:span><text:span text:style-name="T4">istema debe responder de la siguiente manera cuando se solicite agregar un producto al carrito.</text:span></text:p>
      <text:p text:style-name="P9">Flujo Normal:</text:p>
      <text:p text:style-name="P14">1- El Usuario selecciona el producto que desea añadir al carrito y solicita al sistema que lo agregue.</text:p>
      <text:p text:style-name="P14">2- El Sistema añade el producto y redirige al usuario al carrito.</text:p>
      <text:p text:style-name="P9">Postcondicion: <text:span text:style-name="T4">Producto agregado al carrito.</text:span></text:p>
      <text:p text:style-name="P9"/>
      <text:p text:style-name="P9"><text:soft-page-break/>7- Eliminar Producto Del Carrito:</text:p>
      <text:p text:style-name="P9">Actor<text:span text:style-name="T4">: Usuario.</text:span></text:p>
      <text:p text:style-name="P9">Precondición<text:span text:style-name="T4">: Viendo Carrito, </text:span><text:span text:style-name="T5">el</text:span><text:span text:style-name="T4"> </text:span><text:span text:style-name="T5">S</text:span><text:span text:style-name="T4">istema debe responder de la siguiente manera cuando se elimine un producto del carrito.</text:span></text:p>
      <text:p text:style-name="P9"/>
      <text:p text:style-name="P9">Flujo Normal:</text:p>
      <text:p text:style-name="P14">1- El Usuario selecciona un producto de su carrito y solicita iniciar el proceso de eliminar ese producto de su carrito</text:p>
      <text:p text:style-name="P14">2- <text:s/>El Sistema consulta al usuario si esta seguro de su decisión.</text:p>
      <text:p text:style-name="P14">3- El Usuario afirma su decisión.</text:p>
      <text:p text:style-name="P14">4- El Sistema vuelve a reposo.</text:p>
      <text:p text:style-name="P9">Postcondicion: <text:span text:style-name="T4">Producto eliminado del carrito.</text:span></text:p>
      <text:p text:style-name="P9">Flujo Alternativo: </text:p>
      <text:p text:style-name="P14">Desde Paso 3:</text:p>
      <text:p text:style-name="P14">3- El usuario niega su decisión.</text:p>
      <text:p text:style-name="P14">4- EL Sistema vuelve a reposo.</text:p>
      <text:p text:style-name="P14"/>
      <text:p text:style-name="P12">8-Confirmar Compra:</text:p>
      <text:p text:style-name="P12">Actor:<text:span text:style-name="T4"> Usuario.</text:span></text:p>
      <text:p text:style-name="P12">Precondición: <text:span text:style-name="T4">Usuario viendo carrito, el Sistema debe responder de la siguiente manera cuando se solicite finalizar una compra.</text:span></text:p>
      <text:p text:style-name="P12">Flujo Normal:</text:p>
      <text:p text:style-name="P15">1- El usuario solicita finalizar su compra</text:p>
      <text:p text:style-name="P15">2- El Sistema muestra el detalle de la compra,los datos a completar y el medio de pago que se utilizara.</text:p>
      <text:p text:style-name="P15">3- <text:s/>El Usuario completa los datos solicitados.</text:p>
      <text:p text:style-name="P15">4- El Sistema valida que no haya campos en blanco, que se haya seleccionado un medio de pago,que el código postal, la ciudad y el país existan y que los datos del usuario sean correspondientes al usuario ya ingresado.Guarda los datos y vuelve a reposo</text:p>
      <text:p text:style-name="P15"><text:span text:style-name="T2">Postcondicion.</text:span> Compra confirmada.</text:p>
      <text:p text:style-name="P12">Flujo Alternativo: </text:p>
      <text:p text:style-name="P15">Desde paso 4</text:p>
      <text:p text:style-name="P15">4- El sistema detecta que hay espacios en blanco y notifica al usuario.</text:p>
      <text:p text:style-name="P15">5- El Usuario completa los datos restantes.</text:p>
      <text:p text:style-name="P15"><text:soft-page-break/>6- El sistema guarda los nuevos datos ingresados <text:s/>y vuelve a reposo.</text:p>
      <text:p text:style-name="P12">Flujo Alternativo2: </text:p>
      <text:p text:style-name="P15">Desde paso 4: </text:p>
      <text:p text:style-name="P15">4-El Sistema detecta que el usuario no selecciono ningún medio de pago y lo notifica.</text:p>
      <text:p text:style-name="P15">5- El Usuario selecciona un medio de pago.</text:p>
      <text:p text:style-name="P15">6-El Sistema guarda el nuevo dato y vuelve a reposo.</text:p>
      <text:p text:style-name="P15"/>
      <text:p text:style-name="P12">Flujo Alternativo3: </text:p>
      <text:p text:style-name="P15">Desde paso 4: </text:p>
      <text:p text:style-name="P15">4-El Sistema detecta que el país ingresado por el usuario no existe y lo notifica.</text:p>
      <text:p text:style-name="P15">5- El Usuario cambia el dato seleccionado.</text:p>
      <text:p text:style-name="P15">6-El Sistema guarda el nuevo dato y vuelve a reposo.</text:p>
      <text:p text:style-name="P12">Flujo Alternativo4: </text:p>
      <text:p text:style-name="P15">Desde paso 4: </text:p>
      <text:p text:style-name="P15">4-El Sistema detecta que la ciudad ingresada por el usuario no existe y lo notifica.</text:p>
      <text:p text:style-name="P15">5- El Usuario cambia el dato seleccionado.</text:p>
      <text:p text:style-name="P15">6-El Sistema guarda el nuevo dato y vuelve a reposo.</text:p>
      <text:p text:style-name="P12">Flujo Alternativo5: </text:p>
      <text:p text:style-name="P15">Desde paso 4: </text:p>
      <text:p text:style-name="P15">4-El Sistema detecta que el código postal ingresado por el usuario no existe y lo notifica.</text:p>
      <text:p text:style-name="P15">5- El Usuario cambia el dato seleccionado.</text:p>
      <text:p text:style-name="P15">6-El Sistema guarda el nuevo dato y vuelve a reposo.</text:p>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e1fe6" officeooo:paragraph-rsid="000e1fe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
      </style:footer>
    </style:master-page>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09T19:17:19.742000000</meta:creation-date>
    <dc:date>2025-06-10T12:47:29.556000000</dc:date>
    <meta:editing-duration>PT3H38M13S</meta:editing-duration>
    <meta:editing-cycles>5</meta:editing-cycles>
    <meta:generator>LibreOffice/7.4.7.2$Windows_X86_64 LibreOffice_project/723314e595e8007d3cf785c16538505a1c878ca5</meta:generator>
    <meta:document-statistic meta:table-count="0" meta:image-count="0" meta:object-count="0" meta:page-count="9" meta:paragraph-count="184" meta:word-count="2055" meta:character-count="12662" meta:non-whitespace-character-count="10767"/>
  </office:meta>
</office:document-meta>
</file>